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eb3210" style:family="table" style:master-page-name="ta-mp-0xeb3210">
      <style:table-properties table:display="true" style:writing-mode="lr-tb"/>
    </style:style>
    <style:style style:name="ta-0xeb3400" style:family="table" style:master-page-name="ta-mp-0xeb3400">
      <style:table-properties table:display="true" style:writing-mode="lr-tb"/>
    </style:style>
    <style:style style:name="ta-0xeb35f0" style:family="table" style:master-page-name="ta-mp-0xeb3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100c8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0bc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0be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0bd9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0c0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0b6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0bf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0b25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0c6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00c7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8.24pt" style:use-optimal-column-width="true"/>
    </style:style>
    <style:style style:name="ACOL-2" style:family="table-column">
      <style:table-column-properties style:column-width="136.09pt" style:use-optimal-column-width="true"/>
    </style:style>
    <style:style style:name="ACOL-3" style:family="table-column">
      <style:table-column-properties style:column-width="226.49pt" style:use-optimal-column-width="true"/>
    </style:style>
    <style:style style:name="ACOL-4" style:family="table-column">
      <style:table-column-properties style:column-width="69.76pt" style:use-optimal-column-width="true"/>
    </style:style>
    <style:style style:name="ACOL-5" style:family="table-column">
      <style:table-column-properties style:column-width="468.73pt" style:use-optimal-column-width="true"/>
    </style:style>
    <style:style style:name="ACOL-6" style:family="table-column"/>
    <style:style style:name="AROW-1" style:family="table-row">
      <style:table-row-properties style:row-height="13.50pt" style:use-optimal-row-height="true"/>
    </style:style>
    <style:style style:name="AROW-2" style:family="table-row"/>
    <style:style style:name="AROW-3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eb32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4"/>
        <table:table-column table:style-name="ACOL-5"/>
        <table:table-column table:style-name="ACOL-0" table:number-columns-repeated="250"/>
        <table:table-row table:style-name="AROW-0">
          <table:table-cell table:style-name="ACE-0x100c0f8" office:value-type="string" office:string-value="manufacturer">
            <text:p>manufacturer</text:p>
          </table:table-cell>
          <table:table-cell table:style-name="ACE-0x100c8d8" office:value-type="string" office:string-value="part number">
            <text:p>part number</text:p>
          </table:table-cell>
          <table:table-cell table:style-name="ACE-0x100c0f8" office:value-type="string" office:string-value="description">
            <text:p>description</text:p>
          </table:table-cell>
          <table:table-cell table:style-name="ACE-0x100c0f8" office:value-type="string" office:string-value="qty">
            <text:p>qty</text:p>
          </table:table-cell>
          <table:table-cell table:style-name="ACE-0x100bfd8" office:value-type="string" office:string-value="unit price">
            <text:p>unit price</text:p>
          </table:table-cell>
          <table:table-cell table:style-name="ACE-0x100c0f8" office:value-type="string" office:string-value="vendor link">
            <text:p>vendor link</text:p>
          </table:table-cell>
          <table:table-cell table:number-columns-repeated="250" table:style-name="ACE-0x100c0f8"/>
        </table:table-row>
        <table:table-row table:style-name="AROW-1">
          <table:table-cell table:style-name="Gnumeric-default" office:value-type="string" office:string-value="Recom Power">
            <text:p>Recom Power</text:p>
          </table:table-cell>
          <table:table-cell table:style-name="ACE-0x100beb8" office:value-type="string" office:string-value="RKZ-0505D">
            <text:p>RKZ-0505D</text:p>
          </table:table-cell>
          <table:table-cell table:style-name="Gnumeric-default" office:value-type="string" office:string-value="5V to +/-5V isolated DC converter">
            <text:p>5V to +/-5V isolated DC converter</text:p>
          </table:table-cell>
          <table:table-cell table:style-name="Gnumeric-default" office:value-type="float" office:value="1">
            <text:p>1</text:p>
          </table:table-cell>
          <table:table-cell table:style-name="ACE-0x100bd98" office:value-type="float" office:value="8.72">
            <text:p>8.72</text:p>
          </table:table-cell>
          <table:table-cell table:style-name="Gnumeric-default" office:value-type="string" office:string-value="http://www.digikey.com/product-detail/en/RKZ-0505D/945-1200-ND/2256380">
            <text:p>http://www.digikey.com/product-detail/en/RKZ-0505D/945-1200-ND/225638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olex Inc.">
            <text:p>Molex Inc.</text:p>
          </table:table-cell>
          <table:table-cell table:style-name="ACE-0x100beb8" office:value-type="float" office:value="670688000">
            <text:p>670688000</text:p>
          </table:table-cell>
          <table:table-cell table:style-name="Gnumeric-default" office:value-type="string" office:string-value="USB B connector">
            <text:p>USB B connector</text:p>
          </table:table-cell>
          <table:table-cell table:style-name="Gnumeric-default" office:value-type="float" office:value="1">
            <text:p>1</text:p>
          </table:table-cell>
          <table:table-cell table:style-name="ACE-0x100bd98" office:value-type="float" office:value="1.36">
            <text:p>1.36</text:p>
          </table:table-cell>
          <table:table-cell table:style-name="Gnumeric-default" office:value-type="string" office:string-value="http://www.digikey.com/product-detail/en/0670688000/WM17113-ND/773801">
            <text:p>http://www.digikey.com/product-detail/en/0670688000/WM17113-ND/77380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anasonic Electronic Components">
            <text:p>Panasonic Electronic Components</text:p>
          </table:table-cell>
          <table:table-cell table:style-name="ACE-0x100beb8" office:value-type="string" office:string-value="ERJ-6GEYJ101V">
            <text:p>ERJ-6GEYJ101V</text:p>
          </table:table-cell>
          <table:table-cell table:style-name="Gnumeric-default" office:value-type="string" office:string-value="100 Ohm resistor">
            <text:p>100 Ohm resistor</text:p>
          </table:table-cell>
          <table:table-cell table:style-name="Gnumeric-default" office:value-type="float" office:value="16">
            <text:p>16</text:p>
          </table:table-cell>
          <table:table-cell table:style-name="ACE-0x100bd98" office:value-type="float" office:value="0.1">
            <text:p>0.10</text:p>
          </table:table-cell>
          <table:table-cell table:style-name="Gnumeric-default" office:value-type="string" office:string-value="http://www.digikey.com/product-detail/en/ERJ-6GEYJ101V/P100ACT-ND/21875">
            <text:p>http://www.digikey.com/product-detail/en/ERJ-6GEYJ101V/P100ACT-ND/2187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emet">
            <text:p>Kemet</text:p>
          </table:table-cell>
          <table:table-cell table:style-name="ACE-0x100beb8" office:value-type="string" office:string-value="C0805C104K5RACTU">
            <text:p>C0805C104K5RACTU</text:p>
          </table:table-cell>
          <table:table-cell table:style-name="Gnumeric-default" office:value-type="string" office:string-value="0.1uF ceramic capacitor">
            <text:p>0.1uF ceramic capacitor</text:p>
          </table:table-cell>
          <table:table-cell table:style-name="Gnumeric-default" office:value-type="float" office:value="3">
            <text:p>3</text:p>
          </table:table-cell>
          <table:table-cell table:style-name="ACE-0x100bd98" office:value-type="float" office:value="0.1">
            <text:p>0.10</text:p>
          </table:table-cell>
          <table:table-cell table:style-name="Gnumeric-default" office:value-type="string" office:string-value="http://www.digikey.com/product-detail/en/C0805C104K5RACTU/399-1170-1-ND/411445">
            <text:p>http://www.digikey.com/product-detail/en/C0805C104K5RACTU/399-1170-1-ND/41144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tewart Connector">
            <text:p>Stewart Connector</text:p>
          </table:table-cell>
          <table:table-cell table:style-name="ACE-0x100beb8" office:value-type="string" office:string-value="SS-666604-NF">
            <text:p>SS-666604-NF</text:p>
          </table:table-cell>
          <table:table-cell table:style-name="Gnumeric-default" office:value-type="string" office:string-value="4-position 6p6c modular jack">
            <text:p>4-position 6p6c modular jack</text:p>
          </table:table-cell>
          <table:table-cell table:style-name="Gnumeric-default" office:value-type="float" office:value="2">
            <text:p>2</text:p>
          </table:table-cell>
          <table:table-cell table:style-name="ACE-0x100bd98" office:value-type="float" office:value="5.15">
            <text:p>5.15</text:p>
          </table:table-cell>
          <table:table-cell table:style-name="Gnumeric-default" office:value-type="string" office:string-value="http://www.digikey.com/product-detail/en/SS-666604-NF/380-1032-ND/388294">
            <text:p>http://www.digikey.com/product-detail/en/SS-666604-NF/380-1032-ND/3882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E Connectivity">
            <text:p>TE Connectivity</text:p>
          </table:table-cell>
          <table:table-cell table:style-name="ACE-0x100beb8" office:value-type="string" office:string-value="5-554710-3">
            <text:p>5-554710-3</text:p>
          </table:table-cell>
          <table:table-cell table:style-name="Gnumeric-default" office:value-type="string" office:string-value="6p6c modular plug">
            <text:p>6p6c modular plug</text:p>
          </table:table-cell>
          <table:table-cell table:style-name="Gnumeric-default" office:value-type="float" office:value="8">
            <text:p>8</text:p>
          </table:table-cell>
          <table:table-cell table:style-name="ACE-0x100bd98" office:value-type="float" office:value="0.44">
            <text:p>0.44</text:p>
          </table:table-cell>
          <table:table-cell table:style-name="Gnumeric-default" office:value-type="string" office:string-value="http://www.digikey.com/product-detail/en/5-554710-3/A9117-ND/255872">
            <text:p>http://www.digikey.com/product-detail/en/5-554710-3/A9117-ND/25587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ssmann WSW Components">
            <text:p>Assmann WSW Components</text:p>
          </table:table-cell>
          <table:table-cell table:style-name="ACE-0x100beb8" office:value-type="string" office:string-value="H1CXH-1036G">
            <text:p>H1CXH-1036G</text:p>
          </table:table-cell>
          <table:table-cell table:style-name="Gnumeric-default" office:value-type="string" office:string-value="2x5 header plug to flat cable assembly">
            <text:p>2x5 header plug to flat cable assembly</text:p>
          </table:table-cell>
          <table:table-cell table:style-name="Gnumeric-default" office:value-type="float" office:value="1">
            <text:p>1</text:p>
          </table:table-cell>
          <table:table-cell table:style-name="ACE-0x100bd98" office:value-type="float" office:value="1.31">
            <text:p>1.31</text:p>
          </table:table-cell>
          <table:table-cell table:style-name="Gnumeric-default" office:value-type="string" office:string-value="http://www.digikey.com/product-detail/en/H1CXH-1036G/H1CXH-1036G-ND/999148">
            <text:p>http://www.digikey.com/product-detail/en/H1CXH-1036G/H1CXH-1036G-ND/99914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ullins Connector Solutions">
            <text:p>Sullins Connector Solutions</text:p>
          </table:table-cell>
          <table:table-cell table:style-name="ACE-0x100beb8" office:value-type="string" office:string-value="SBH11-PBPC-D05-RA-BK">
            <text:p>SBH11-PBPC-D05-RA-BK</text:p>
          </table:table-cell>
          <table:table-cell table:style-name="Gnumeric-default" office:value-type="string" office:string-value="2x5 right angle shrouded header">
            <text:p>2x5 right angle shrouded header</text:p>
          </table:table-cell>
          <table:table-cell table:style-name="Gnumeric-default" office:value-type="float" office:value="1">
            <text:p>1</text:p>
          </table:table-cell>
          <table:table-cell table:style-name="ACE-0x100bd98" office:value-type="float" office:value="0.83">
            <text:p>0.83</text:p>
          </table:table-cell>
          <table:table-cell table:style-name="Gnumeric-default" office:value-type="string" office:string-value="http://www.digikey.com/product-detail/en/SBH11-PBPC-D05-RA-BK/S9177-ND/1990070">
            <text:p>http://www.digikey.com/product-detail/en/SBH11-PBPC-D05-RA-BK/S9177-ND/199007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E Connectivity">
            <text:p>TE Connectivity</text:p>
          </table:table-cell>
          <table:table-cell table:style-name="ACE-0x100beb8" office:value-type="string" office:string-value="640389-3">
            <text:p>640389-3</text:p>
          </table:table-cell>
          <table:table-cell table:style-name="Gnumeric-default" office:value-type="string" office:string-value="3x1 large header pins">
            <text:p>3x1 large header pins</text:p>
          </table:table-cell>
          <table:table-cell table:style-name="Gnumeric-default" office:value-type="float" office:value="1">
            <text:p>1</text:p>
          </table:table-cell>
          <table:table-cell table:style-name="ACE-0x100bd98" office:value-type="float" office:value="0.57">
            <text:p>0.57</text:p>
          </table:table-cell>
          <table:table-cell table:style-name="Gnumeric-default" office:value-type="string" office:string-value="http://www.digikey.com/product-detail/en/640389-3/A19920-ND/259207">
            <text:p>http://www.digikey.com/product-detail/en/640389-3/A19920-ND/25920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0x100beb8"/>
          <table:table-cell table:style-name="Gnumeric-default"/>
          <table:table-cell table:style-name="ACE-0x100b6d8" office:value-type="string" office:string-value="total">
            <text:p>total</text:p>
          </table:table-cell>
          <table:table-cell table:style-name="ACE-0x100b258" table:formula="of:=SUM([.E2:.E10])" office:value-type="float" office:value="18.58">
            <text:p>18.58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100beb8"/>
          <table:table-cell table:number-columns-repeated="2" table:style-name="Gnumeric-default"/>
          <table:table-cell table:style-name="ACE-0x100bd9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243">
          <table:table-cell table:style-name="Gnumeric-default"/>
          <table:table-cell table:style-name="ACE-0x100beb8"/>
          <table:table-cell table:number-columns-repeated="2" table:style-name="Gnumeric-default"/>
          <table:table-cell table:style-name="ACE-0x100bd9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ACE-0x100beb8"/>
          <table:table-cell table:number-columns-repeated="2" table:style-name="Gnumeric-default"/>
          <table:table-cell table:style-name="ACE-0x100bd9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ACE-0x100beb8"/>
          <table:table-cell table:number-columns-repeated="2" table:style-name="Gnumeric-default"/>
          <table:table-cell table:style-name="ACE-0x100bd9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65270">
          <table:table-cell table:style-name="Gnumeric-default"/>
          <table:table-cell table:style-name="ACE-0x100beb8"/>
          <table:table-cell table:number-columns-repeated="2" table:style-name="Gnumeric-default"/>
          <table:table-cell table:style-name="ACE-0x100bd98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8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9830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eb3400" table:print="true">
        <office:forms form:automatic-focus="false" form:apply-design-mode="false">
          <form:form/>
        </office:forms>
        <table:table-column table:default-cell-style-name="ACE-0x100c698" table:style-name="ACOL-0"/>
        <table:table-column table:default-cell-style-name="ACE-0x100c698" table:style-name="ACOL-0" table:number-columns-repeated="255"/>
        <table:table-row table:style-name="AROW-3">
          <table:table-cell table:number-columns-repeated="256" table:style-name="ACE-0x100c698"/>
        </table:table-row>
        <table:table-row table:style-name="AROW-3">
          <table:table-cell table:number-columns-repeated="256" table:style-name="ACE-0x100c698"/>
        </table:table-row>
        <table:table-row table:style-name="AROW-3" table:number-rows-repeated="65534">
          <table:table-cell table:number-columns-repeated="256" table:style-name="ACE-0x100c69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eb35f0" table:print="true">
        <office:forms form:automatic-focus="false" form:apply-design-mode="false">
          <form:form/>
        </office:forms>
        <table:table-column table:default-cell-style-name="ACE-0x100c7b8" table:style-name="ACOL-0"/>
        <table:table-column table:default-cell-style-name="ACE-0x100c7b8" table:style-name="ACOL-0" table:number-columns-repeated="255"/>
        <table:table-row table:style-name="AROW-3">
          <table:table-cell table:number-columns-repeated="256" table:style-name="ACE-0x100c7b8"/>
        </table:table-row>
        <table:table-row table:style-name="AROW-3">
          <table:table-cell table:number-columns-repeated="256" table:style-name="ACE-0x100c7b8"/>
        </table:table-row>
        <table:table-row table:style-name="AROW-3" table:number-rows-repeated="65534">
          <table:table-cell table:number-columns-repeated="256" table:style-name="ACE-0x100c7b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10212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fcd1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14854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</office:automatic-styles>
  <office:master-styles>
    <style:master-page style:name="ta-mp-0xeb3210" style:display-name="Sheet1" style:page-layout-name="pl-0x10212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eb3400" style:display-name="Sheet2" style:page-layout-name="pl-0xfcd1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eb35f0" style:display-name="Sheet3" style:page-layout-name="pl-0x14854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29T00:56:59Z</dc:date>
    <meta:creation-date>2013-09-20T19:02:32Z</meta:creation-date>
    <meta:editing-cycles>1</meta:editing-cycles>
    <meta:editing-duration>P0D</meta:editing-duration>
    <meta:generator>gnumeric/1.10.17</meta:generator>
  </office:meta>
</office:document-meta>
</file>